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440000053CA3E0EDCC.png" manifest:media-type="image/png"/>
  <manifest:file-entry manifest:full-path="Pictures/10000001000005440000053C72F1B406.png" manifest:media-type="image/png"/>
  <manifest:file-entry manifest:full-path="Pictures/100000010000048E000004FC1ED07130.png" manifest:media-type="image/png"/>
  <manifest:file-entry manifest:full-path="Pictures/100000010000050C000004FC4BA4D741.png" manifest:media-type="image/png"/>
  <manifest:file-entry manifest:full-path="Pictures/10000001000005E8000004FCD3431104.png" manifest:media-type="image/png"/>
  <manifest:file-entry manifest:full-path="Pictures/100000010000050C000004FC881CD646.png" manifest:media-type="image/png"/>
  <manifest:file-entry manifest:full-path="Pictures/100000010000050C000004FCD50D5729.png" manifest:media-type="image/png"/>
  <manifest:file-entry manifest:full-path="Pictures/100000010000050C000004FCDB7D9987.png" manifest:media-type="image/png"/>
  <manifest:file-entry manifest:full-path="Pictures/1000000000000168000000B652812DA9.jpg" manifest:media-type="image/jpeg"/>
  <manifest:file-entry manifest:full-path="Pictures/1000000000000168000000B68A789ED2.jpg" manifest:media-type="image/jpeg"/>
  <manifest:file-entry manifest:full-path="Pictures/1000000000000168000000B6403D52E8.jpg" manifest:media-type="image/jpeg"/>
  <manifest:file-entry manifest:full-path="Pictures/100000010000050C000004FC4DE1639D.png" manifest:media-type="image/png"/>
  <manifest:file-entry manifest:full-path="Pictures/1000000000000168000000B6C6332511.jpg" manifest:media-type="image/jpeg"/>
  <manifest:file-entry manifest:full-path="Pictures/1000000000000168000000B6F20327E9.jpg" manifest:media-type="image/jpeg"/>
  <manifest:file-entry manifest:full-path="Pictures/10000001000005440000053C3759F6F3.png" manifest:media-type="image/png"/>
  <manifest:file-entry manifest:full-path="Pictures/1000000100000168000000B6ED9FC09F.png" manifest:media-type="image/png"/>
  <manifest:file-entry manifest:full-path="Pictures/100000010000050C000004FC147CC588.png" manifest:media-type="image/png"/>
  <manifest:file-entry manifest:full-path="Pictures/1000000000000168000000B64C67D5C0.jpg" manifest:media-type="image/jpeg"/>
  <manifest:file-entry manifest:full-path="Pictures/1000000000000168000000B65081D3D0.jpg" manifest:media-type="image/jpeg"/>
  <manifest:file-entry manifest:full-path="Pictures/1000000000000168000000B616D40091.jpg" manifest:media-type="image/jpeg"/>
  <manifest:file-entry manifest:full-path="Pictures/1000000100000168000000B62AC253E6.png" manifest:media-type="image/png"/>
  <manifest:file-entry manifest:full-path="Pictures/100000010000048E000004FC2550DA1D.png" manifest:media-type="image/png"/>
  <manifest:file-entry manifest:full-path="Pictures/1000000100000168000000B6D391F347.png" manifest:media-type="image/png"/>
  <manifest:file-entry manifest:full-path="Pictures/1000000100000168000000B622331750.png" manifest:media-type="image/png"/>
  <manifest:file-entry manifest:full-path="Pictures/1000000000000168000000B69B995DCC.jpg" manifest:media-type="image/jpeg"/>
  <manifest:file-entry manifest:full-path="Pictures/1000000100000168000000B6C7A31DC6.png" manifest:media-type="image/png"/>
  <manifest:file-entry manifest:full-path="Pictures/1000000000000168000000B6ACCAB08C.jpg" manifest:media-type="image/jpeg"/>
  <manifest:file-entry manifest:full-path="Pictures/100000010000005E0000001AC4F355B4.png" manifest:media-type="image/png"/>
  <manifest:file-entry manifest:full-path="Pictures/10000001000005440000053C8B14D7FD.png" manifest:media-type="image/png"/>
  <manifest:file-entry manifest:full-path="Pictures/1000000000000168000000B629D347A4.jpg" manifest:media-type="image/jpeg"/>
  <manifest:file-entry manifest:full-path="Pictures/1000000000000168000000B6D0AACDC4.jpg" manifest:media-type="image/jpeg"/>
  <manifest:file-entry manifest:full-path="Pictures/1000000100000168000000B6DB5141A7.png" manifest:media-type="image/png"/>
  <manifest:file-entry manifest:full-path="Pictures/1000000000000168000000B60D4CFE08.jpg" manifest:media-type="image/jpeg"/>
  <manifest:file-entry manifest:full-path="Pictures/1000000000000168000000B6ECFFC890.jpg" manifest:media-type="image/jpeg"/>
  <manifest:file-entry manifest:full-path="Pictures/1000000100000168000000B68A5791A5.png" manifest:media-type="image/png"/>
  <manifest:file-entry manifest:full-path="Pictures/10000001000005E8000004FC6CBBEF3D.png" manifest:media-type="image/png"/>
  <manifest:file-entry manifest:full-path="Pictures/1000000000000168000000B6E5946A0F.jpg" manifest:media-type="image/jpeg"/>
  <manifest:file-entry manifest:full-path="Pictures/1000000000000168000000B623B09E66.jpg" manifest:media-type="image/jpeg"/>
  <manifest:file-entry manifest:full-path="Pictures/1000000000000168000000B6089D337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053cm" svg:stroke-color="#000000" draw:marker-start-width="0.28cm" draw:marker-end-width="0.28cm" svg:stroke-opacity="100%" svg:stroke-linecap="round" draw:fill="solid" draw:fill-color="#808080" loext:fill-use-slide-background="false" draw:textarea-horizontal-align="justify" draw:textarea-vertical-align="middle" draw:auto-grow-height="false" fo:min-height="12.869cm" fo:min-width="13.807cm" fo:padding-top="0.152cm" fo:padding-bottom="0.152cm" fo:padding-left="0.277cm" fo:padding-right="0.277cm" draw:shadow="visible" draw:shadow-opacity="100%" loext:shadow-blur="0.353cm" loext:decorative="false"/>
    </style:style>
    <style:style style:name="gr2" style:family="graphic" style:parent-style-name="standard">
      <style:graphic-properties draw:stroke="dash" draw:stroke-dash="Dash_20__28_Rounded_29_" svg:stroke-width="0.053cm" svg:stroke-color="#000000" draw:marker-start-width="0.28cm" draw:marker-end-width="0.28cm" svg:stroke-opacity="100%" svg:stroke-linecap="round" draw:fill="solid" draw:fill-color="#808080" loext:fill-use-slide-background="false" draw:textarea-horizontal-align="justify" draw:textarea-vertical-align="middle" draw:auto-grow-height="false" fo:min-height="11.572cm" fo:min-width="14.18cm" fo:padding-top="0.152cm" fo:padding-bottom="0.152cm" fo:padding-left="0.277cm" fo:padding-right="0.277cm" draw:shadow="visible" draw:shadow-opacity="100%" loext:shadow-blur="0.353cm" loext:decorative="fals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4.568cm" fo:min-width="14.217cm" draw:shadow="visible" loext:shadow-blur="0.353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5.587cm" fo:min-width="7.077cm" draw:shadow="visible" loext:shadow-blur="0.35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3.376cm" fo:min-width="4.13cm" fo:padding-top="0.165cm" fo:padding-bottom="0.165cm" fo:padding-left="0.29cm" fo:padding-right="0.29cm" draw:shadow="visible" loext:shadow-blur="0.353cm" loext:decorative="false"/>
    </style:style>
    <style:style style:name="gr6" style:family="graphic" style:parent-style-name="standard">
      <style:graphic-properties draw:fill-color="#e8f2a1" draw:opacity="100%" draw:textarea-horizontal-align="justify" draw:textarea-vertical-align="middle" draw:auto-grow-height="false" fo:min-height="5.566cm" fo:min-width="5.724cm" draw:shadow="visible" loext:shadow-blur="0.353cm" loext:decorative="false"/>
    </style:style>
    <style:style style:name="gr7" style:family="graphic" style:parent-style-name="standard">
      <style:graphic-properties draw:stroke="none" draw:fill="none" fo:min-height="0.472cm" draw:shadow="hidden" loext:shadow-blur="0.176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-linejoin="round" svg:stroke-linecap="butt" draw:fill-color="#ffdbb6" draw:textarea-horizontal-align="justify" draw:textarea-vertical-align="middle" draw:auto-grow-height="false" fo:min-height="5.45cm" fo:min-width="10.108cm" draw:shadow="visible" loext:shadow-blur="0.353cm" loext:decorative="false"/>
    </style:style>
    <style:style style:name="gr10" style:family="graphic">
      <style:graphic-properties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1">
      <style:graphic-properties draw:fill="solid" draw:fill-color="#ffd8ce" draw:textarea-horizontal-align="justify" draw:textarea-vertical-align="top" draw:auto-grow-height="false" fo:min-height="4.128cm" fo:min-width="2.227cm" draw:shadow="hidden" draw:shadow-opacity="100%" loext:shadow-blur="0.353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solid" draw:fill-color="#729fcf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draw:fill="none" draw:fill-color="#729fcf" loext:fill-use-slide-background="false" fo:min-height="0.319cm" draw:shadow="hidden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319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276cm" loext:decorative="false"/>
      <style:paragraph-properties style:writing-mode="lr-tb"/>
    </style:style>
    <style:style style:name="gr19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draw:shadow="visible" loext:decorative="false"/>
    </style:style>
    <style:style style:name="gr20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1.717cm" fo:min-width="2.211cm" fo:padding-top="0.165cm" fo:padding-bottom="0.165cm" fo:padding-left="0.29cm" fo:padding-right="0.29cm" draw:shadow="visible" loext:shadow-blur="0.353cm" loext:decorative="false"/>
    </style:style>
    <style:style style:name="gr21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334cm" fo:min-width="2.757cm" fo:padding-top="0.165cm" fo:padding-bottom="0.165cm" fo:padding-left="0.29cm" fo:padding-right="0.29cm" draw:shadow="visible" loext:shadow-blur="0.353cm" loext:decorative="false"/>
    </style:style>
    <style:style style:name="gr22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855cm" fo:min-width="3.471cm" fo:padding-top="0.165cm" fo:padding-bottom="0.165cm" fo:padding-left="0.29cm" fo:padding-right="0.29cm" draw:shadow="visible" loext:shadow-blur="0.353cm" loext:decorative="false"/>
    </style:style>
    <style:style style:name="gr23" style:family="graphic" style:parent-style-name="standard">
      <style:graphic-properties draw:stroke="none" draw:fill="none" fo:min-height="0.789cm" draw:shadow="hidden" loext:shadow-blur="0.176cm" loext:decorative="false"/>
      <style:paragraph-properties style:writing-mode="lr-tb"/>
    </style:style>
    <style:style style:name="gr24" style:family="graphic" style:parent-style-name="objectwithoutfill">
      <style:graphic-properties svg:stroke-width="0.035cm" svg:stroke-color="#000000" draw:marker-start-width="0.252cm" draw:marker-end-width="0.252cm" svg:stroke-opacity="100%" draw:stroke-linejoin="bevel" draw:fill="none" draw:textarea-vertical-align="middle" fo:padding-top="0.142cm" fo:padding-bottom="0.142cm" fo:padding-left="0.267cm" fo:padding-right="0.267cm" draw:shadow-opacity="100%" loext:decorative="false"/>
    </style:style>
    <style:style style:name="gr25" style:family="graphic" style:parent-style-name="standard">
      <style:graphic-properties draw:stroke="none" draw:fill="none" fo:min-height="0.896cm" draw:shadow="hidden" loext:shadow-blur="0.176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shadow="hidden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none" fo:min-height="0.395cm" draw:shadow="hidden" loext:shadow-blur="0.17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1.069cm" draw:shadow="hidden" loext:shadow-blur="0.176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343cm" draw:shadow="hidden" loext:shadow-blur="0.176cm" loext:decorative="false"/>
      <style:paragraph-properties style:writing-mode="lr-tb"/>
    </style:style>
    <style:style style:name="gr30" style:family="graphic" style:parent-style-name="standard">
      <style:graphic-properties draw:marker-start="" draw:marker-start-width="0.3cm" draw:marker-end="" draw:marker-end-width="0.3cm" draw:textarea-vertical-align="middle" draw:shadow="hidden" loext:shadow-blur="0.176cm" loext:decorative="false"/>
    </style:style>
    <style:style style:name="gr31" style:family="graphic" style:parent-style-name="standard">
      <style:graphic-properties draw:stroke="none" draw:fill="none" fo:min-height="0.428cm" draw:shadow="hidden" loext:shadow-blur="0.176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0.429cm" draw:shadow="hidden" loext:shadow-blur="0.176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842cm" draw:shadow="hidden" loext:shadow-blur="0.176cm" loext:decorative="false"/>
      <style:paragraph-properties style:writing-mode="lr-tb"/>
    </style:style>
    <style:style style:name="gr34" style:family="graphic" style:parent-style-name="standard">
      <style:graphic-properties draw:fill-color="#e0c2cd" draw:textarea-horizontal-align="justify" draw:textarea-vertical-align="middle" draw:auto-grow-height="false" fo:min-height="5.825cm" fo:min-width="14.205cm" draw:shadow="visible" loext:shadow-blur="0.353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1.063cm" draw:shadow="hidden" loext:shadow-blur="0.176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1cm" draw:shadow="hidden" loext:shadow-blur="0.176cm" loext:decorative="false"/>
      <style:paragraph-properties style:writing-mode="lr-tb"/>
    </style:style>
    <style:style style:name="gr37" style:family="graphic" style:parent-style-name="standard">
      <style:graphic-properties svg:stroke-color="#000000" draw:fill-color="#dddddd" draw:textarea-horizontal-align="justify" draw:textarea-vertical-align="middle" draw:auto-grow-height="false" fo:min-height="0.611cm" fo:min-width="4.806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-color="#dddddd" draw:textarea-horizontal-align="justify" draw:textarea-vertical-align="middle" draw:auto-grow-height="false" fo:min-height="0.7cm" fo:min-width="7.018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800080" draw:opacity="39%" draw:textarea-horizontal-align="justify" draw:textarea-vertical-align="middle" draw:auto-grow-height="false" fo:min-height="4.054cm" fo:min-width="2.052cm" loext:decorative="false"/>
    </style:style>
    <style:style style:name="gr40" style:family="graphic" style:parent-style-name="standard">
      <style:graphic-properties draw:stroke="none" draw:fill="none" fo:min-height="0.469cm" loext:decorative="false"/>
      <style:paragraph-properties style:writing-mode="lr-tb"/>
    </style:style>
    <style:style style:name="gr41" style:family="graphic" style:parent-style-name="objectwithoutfill">
      <style:graphic-properties svg:stroke-color="#ffff00" draw:marker-end="Arrowheads_20_6" draw:marker-end-width="0.3cm" draw:fill="none" draw:textarea-vertical-align="middle" loext:decorative="false"/>
    </style:style>
    <style:style style:name="gr42" style:family="graphic" style:parent-style-name="standard">
      <style:graphic-properties draw:fill-color="#800080" draw:opacity="39%" draw:textarea-horizontal-align="justify" draw:textarea-vertical-align="middle" draw:auto-grow-height="false" fo:min-height="3.251cm" fo:min-width="1.002cm" loext:decorative="false"/>
    </style:style>
    <style:style style:name="gr43" style:family="graphic" style:parent-style-name="standard">
      <style:graphic-properties draw:stroke="none" draw:fill="none" fo:min-height="0.47cm" loext:decorative="false"/>
      <style:paragraph-properties style:writing-mode="lr-tb"/>
    </style:style>
    <style:style style:name="gr44" style:family="graphic" style:parent-style-name="standard">
      <style:graphic-properties draw:fill-color="#800080" draw:opacity="39%" draw:textarea-horizontal-align="justify" draw:textarea-vertical-align="middle" draw:auto-grow-height="false" fo:min-height="3.251cm" fo:min-width="1.001cm" loext:decorative="false"/>
    </style:style>
    <style:style style:name="gr45" style:family="graphic" style:parent-style-name="standard">
      <style:graphic-properties draw:stroke="none" draw:fill="none" fo:min-height="0.503cm" loext:decorative="false"/>
      <style:paragraph-properties style:writing-mode="lr-tb"/>
    </style:style>
    <style:style style:name="gr46" style:family="graphic" style:parent-style-name="objectwithoutfill">
      <style:graphic-properties svg:stroke-width="0.018cm" svg:stroke-color="#000000" draw:marker-start-width="0.227cm" draw:marker-end="Arrowheads_20_4" draw:marker-end-width="0.327cm" draw:fill="none" draw:textarea-vertical-align="middle" fo:padding-top="0.134cm" fo:padding-bottom="0.134cm" fo:padding-left="0.259cm" fo:padding-right="0.259cm" draw:shadow="visible" loext:decorative="false"/>
    </style:style>
    <style:style style:name="gr47" style:family="graphic" style:parent-style-name="standard">
      <style:graphic-properties draw:stroke="none" draw:fill="none" fo:min-height="0.527cm" draw:shadow="hidden" loext:shadow-blur="0.176cm" loext:decorative="false"/>
      <style:paragraph-properties style:writing-mode="lr-tb"/>
    </style:style>
    <style:style style:name="gr48" style:family="graphic" style:parent-style-name="standard">
      <style:graphic-properties draw:fill-color="#800080" draw:opacity="39%" draw:textarea-horizontal-align="justify" draw:textarea-vertical-align="middle" draw:auto-grow-height="false" fo:min-height="5.369cm" fo:min-width="5.745cm" loext:decorative="false"/>
    </style:style>
    <style:style style:name="gr49" style:family="graphic" style:parent-style-name="standard">
      <style:graphic-properties draw:stroke="none" draw:fill="none" fo:min-height="0.593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0.769cm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0.58cm" loext:decorative="false"/>
      <style:paragraph-properties style:writing-mode="lr-tb"/>
    </style:style>
    <style:style style:name="gr52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P1" style:family="paragraph">
      <loext:graphic-properties draw:fill="solid" draw:fill-color="#808080"/>
      <style:paragraph-properties fo:text-align="center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8f2a1" draw:opacity="100%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Monaco1" fo:font-size="5.5pt" fo:font-weight="normal" style:font-size-asian="6pt" style:font-weight-asian="normal" style:font-size-complex="6pt" style:font-weight-complex="normal"/>
    </style:style>
    <style:style style:name="P8" style:family="paragraph">
      <loext:graphic-properties draw:fill-color="#ffdbb6"/>
      <style:paragraph-properties fo:text-align="center"/>
    </style:style>
    <style:style style:name="P9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loext:graphic-properties draw:fill="none" draw:fill-color="#729fcf"/>
      <style:text-properties fo:font-weight="normal" fo:background-color="transparent" style:font-weight-asian="normal" style:font-weight-complex="normal"/>
    </style:style>
    <style:style style:name="P12" style:family="paragraph">
      <loext:graphic-properties draw:fill="none" draw:fill-color="#729fcf"/>
      <style:text-properties fo:font-weight="normal" style:font-weight-asian="normal" style:font-weight-complex="normal"/>
    </style:style>
    <style:style style:name="P13" style:family="paragraph">
      <loext:graphic-properties draw:fill="none"/>
      <style:text-properties fo:font-weight="bold" style:font-weight-asian="bold" style:font-weight-complex="bold"/>
    </style:style>
    <style:style style:name="P14" style:family="paragraph">
      <loext:graphic-properties draw:fill="none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  <style:text-properties fo:font-size="7pt" fo:font-weight="normal" style:font-size-asian="7pt" style:font-weight-asian="normal" style:font-size-complex="7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fo:text-align="start"/>
      <style:text-properties style:font-name="Monaco1" fo:font-size="6pt" fo:font-weight="normal" style:font-size-asian="6pt" style:font-weight-asian="normal" style:font-size-complex="6pt" style:font-weight-complex="normal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/>
      <style:paragraph-properties fo:text-align="center"/>
      <style:text-properties fo:color="#ffff00" loext:opacity="100%" fo:font-size="9.19999980926514pt" fo:font-weight="bold" style:font-size-asian="10pt" style:font-weight-asian="bold" style:font-size-complex="10pt" style:font-weight-complex="bold"/>
    </style:style>
    <style:style style:name="P22" style:family="paragraph">
      <loext:graphic-properties draw:fill-color="#e0c2cd"/>
      <style:paragraph-properties fo:text-align="center" style:writing-mode="lr-tb"/>
      <style:text-properties fo:font-size="16.5pt"/>
    </style:style>
    <style:style style:name="P23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-color="#dddddd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-color="#800080" draw:opacity="39%"/>
      <style:paragraph-properties fo:text-align="center"/>
    </style:style>
    <style:style style:name="P26" style:family="paragraph">
      <loext:graphic-properties draw:fill="none"/>
      <style:text-properties fo:font-size="7pt" style:font-size-asian="7pt" style:font-size-complex="7pt"/>
    </style:style>
    <style:style style:name="P27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Monaco1" fo:font-size="5.5pt" fo:font-weight="normal" style:font-size-asian="6pt" style:font-weight-asian="normal" style:font-size-complex="6pt" style:font-weight-complex="normal"/>
    </style:style>
    <style:style style:name="T2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style:font-name="Monaco1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ffff00" loext:opacity="100%" fo:font-size="9.19999980926514pt" fo:font-weight="bold" style:font-size-asian="10pt" style:font-weight-asian="bold" style:font-size-complex="10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23cm" svg:height="13.735cm" svg:x="0.317cm" svg:y="0.55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510.06140765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.24cm" svg:height="12.382cm" svg:x="0.217cm" svg:y="15.24cm">
          <text:p/>
          <draw:enhanced-geometry svg:viewBox="0 0 21600 21600" draw:path-stretchpoint-x="10800" draw:path-stretchpoint-y="10800" draw:text-areas="?f3 ?f4 ?f5 ?f6" draw:type="round-rectangle" draw:modifiers="1510.06140765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4.717cm" svg:height="4.818cm" svg:x="0.545cm" svg:y="22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577cm" svg:height="5.837cm" svg:x="7.302cm" svg:y="7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66cm" svg:height="5.24cm" draw:transform="skewX (-0.14172073526194) rotate (-0.0630063859969961) translate (7.737cm 7.8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" draw:id="id2" draw:layer="layout" svg:width="6.224cm" svg:height="5.816cm" svg:x="0.699cm" svg:y="7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637cm" svg:height="0.722cm" svg:x="7.302cm" svg:y="13.248cm">
          <draw:text-box>
            <text:p text:style-name="P6"><text:span text:style-name="T1">ants.build_template</text:span></text:p>
          </draw:text-box>
        </draw:frame>
        <draw:g draw:style-name="gr8" xml:id="id1" draw:id="id1">
          <draw:custom-shape draw:style-name="gr9" draw:text-style-name="P8" draw:layer="layout" svg:width="10.608cm" svg:height="5.7cm" svg:x="2.309cm" svg:y="1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0">
            <draw:frame draw:style-name="gr11" draw:text-style-name="P4" draw:layer="layout" svg:width="2.425cm" svg:height="1.167cm" svg:x="9.401cm" svg:y="2.42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8cm" svg:x="9.523cm" svg:y="2.537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9.644cm" svg:y="2.65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9.765cm" svg:y="2.77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9.886cm" svg:y="2.888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  <draw:g draw:style-name="gr8">
            <draw:custom-shape draw:style-name="gr12" draw:text-style-name="P9" draw:layer="layout" svg:width="2.727cm" svg:height="4.378cm" svg:x="2.613cm" svg:y="2.0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10">
              <draw:frame draw:style-name="gr13" draw:text-style-name="P10" draw:layer="layout" svg:width="1.212cm" svg:height="0.584cm" svg:x="3.937cm" svg:y="5.64cm">
                <draw:image xlink:href="Pictures/1000000000000168000000B6089D337F.jpg" xlink:type="simple" xlink:show="embed" xlink:actuate="onLoad" draw:mime-type="image/jpeg">
                  <text:p/>
                </draw:image>
              </draw:frame>
              <draw:frame draw:style-name="gr13" draw:text-style-name="P10" draw:layer="layout" svg:width="1.212cm" svg:height="0.583cm" svg:x="3.937cm" svg:y="5.04cm">
                <draw:image xlink:href="Pictures/1000000000000168000000B629D347A4.jpg" xlink:type="simple" xlink:show="embed" xlink:actuate="onLoad" draw:mime-type="image/jpeg">
                  <text:p/>
                </draw:image>
              </draw:frame>
              <draw:frame draw:style-name="gr13" draw:text-style-name="P10" draw:layer="layout" svg:width="1.212cm" svg:height="0.583cm" svg:x="3.937cm" svg:y="4.439cm">
                <draw:image xlink:href="Pictures/1000000000000168000000B6ACCAB08C.jpg" xlink:type="simple" xlink:show="embed" xlink:actuate="onLoad" draw:mime-type="image/jpeg">
                  <text:p/>
                </draw:image>
              </draw:frame>
              <draw:frame draw:style-name="gr13" draw:text-style-name="P10" draw:layer="layout" svg:width="1.212cm" svg:height="0.584cm" svg:x="3.937cm" svg:y="3.838cm">
                <draw:image xlink:href="Pictures/1000000000000168000000B68A789ED2.jpg" xlink:type="simple" xlink:show="embed" xlink:actuate="onLoad" draw:mime-type="image/jpeg">
                  <text:p/>
                </draw:image>
              </draw:frame>
              <draw:frame draw:style-name="gr13" draw:text-style-name="P10" draw:layer="layout" svg:width="1.212cm" svg:height="0.584cm" svg:x="3.937cm" svg:y="3.237cm">
                <draw:image xlink:href="Pictures/1000000000000168000000B6ECFFC890.jpg" xlink:type="simple" xlink:show="embed" xlink:actuate="onLoad" draw:mime-type="image/jpeg">
                  <text:p/>
                </draw:image>
              </draw:frame>
              <draw:frame draw:style-name="gr13" draw:text-style-name="P10" draw:layer="layout" svg:width="1.212cm" svg:height="0.584cm" svg:x="3.937cm" svg:y="2.637cm">
                <draw:image xlink:href="Pictures/1000000000000168000000B6E5946A0F.jpg" xlink:type="simple" xlink:show="embed" xlink:actuate="onLoad" draw:mime-type="image/jpeg">
                  <text:p/>
                </draw:image>
              </draw:frame>
            </draw:g>
            <draw:frame draw:style-name="gr14" draw:text-style-name="P11" draw:layer="layout" svg:width="1.335cm" svg:height="0.569cm" svg:x="2.613cm" svg:y="2.697cm">
              <draw:text-box>
                <text:p><text:span text:style-name="T2">LSFM</text:span></text:p>
              </draw:text-box>
            </draw:frame>
            <draw:frame draw:style-name="gr14" draw:text-style-name="P12" draw:layer="layout" svg:width="1.335cm" svg:height="0.569cm" svg:x="2.613cm" svg:y="4.503cm">
              <draw:text-box>
                <text:p><text:span text:style-name="T3">LSFM</text:span></text:p>
              </draw:text-box>
            </draw:frame>
            <draw:frame draw:style-name="gr14" draw:text-style-name="P12" draw:layer="layout" svg:width="1.335cm" svg:height="0.569cm" svg:x="2.613cm" svg:y="5.707cm">
              <draw:text-box>
                <text:p><text:span text:style-name="T3">ADC</text:span></text:p>
              </draw:text-box>
            </draw:frame>
            <draw:frame draw:style-name="gr14" draw:text-style-name="P12" draw:layer="layout" svg:width="1.335cm" svg:height="0.569cm" svg:x="2.613cm" svg:y="3.901cm">
              <draw:text-box>
                <text:p><text:span text:style-name="T3">DWI</text:span></text:p>
              </draw:text-box>
            </draw:frame>
            <draw:frame draw:style-name="gr14" draw:text-style-name="P12" draw:layer="layout" svg:width="1.335cm" svg:height="0.569cm" svg:x="2.613cm" svg:y="3.299cm">
              <draw:text-box>
                <text:p><text:span text:style-name="T3">FA</text:span></text:p>
              </draw:text-box>
            </draw:frame>
            <draw:frame draw:style-name="gr14" draw:text-style-name="P12" draw:layer="layout" svg:width="1.335cm" svg:height="0.569cm" svg:x="2.613cm" svg:y="5.105cm">
              <draw:text-box>
                <text:p><text:span text:style-name="T3">MTR</text:span></text:p>
              </draw:text-box>
            </draw:frame>
          </draw:g>
          <draw:g draw:style-name="gr10">
            <draw:frame draw:style-name="gr11" draw:text-style-name="P4" draw:layer="layout" svg:width="2.425cm" svg:height="1.168cm" svg:x="6.067cm" svg:y="4.77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6.188cm" svg:y="4.88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7cm" svg:x="6.31cm" svg:y="5.00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7cm" svg:x="6.431cm" svg:y="5.12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6.552cm" svg:y="5.237cm">
              <draw:image xlink:href="Pictures/1000000000000168000000B69B995DCC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2.425cm" svg:height="1.168cm" svg:x="9.401cm" svg:y="4.77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7cm" svg:x="9.523cm" svg:y="4.88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9.644cm" svg:y="5.00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9.765cm" svg:y="5.12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9.886cm" svg:y="5.238cm">
              <draw:image xlink:href="Pictures/1000000000000168000000B6D0AACDC4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2.425cm" svg:height="1.167cm" svg:x="6.067cm" svg:y="2.42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6.188cm" svg:y="2.537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8cm" svg:x="6.31cm" svg:y="2.65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7cm" svg:x="6.431cm" svg:y="2.77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6.552cm" svg:y="2.879cm">
              <draw:image xlink:href="Pictures/1000000000000168000000B623B09E66.jpg" xlink:type="simple" xlink:show="embed" xlink:actuate="onLoad" draw:mime-type="image/jpeg">
                <text:p/>
              </draw:image>
            </draw:frame>
          </draw:g>
          <draw:frame draw:style-name="gr15" draw:text-style-name="P13" draw:layer="layout" svg:width="2.122cm" svg:height="0.569cm" svg:x="5.834cm" svg:y="1.912cm">
            <draw:text-box>
              <text:p><text:span text:style-name="T4">Specimen 1</text:span></text:p>
            </draw:text-box>
          </draw:frame>
          <draw:frame draw:style-name="gr15" draw:text-style-name="P13" draw:layer="layout" svg:width="2.122cm" svg:height="0.569cm" svg:x="5.85cm" svg:y="4.296cm">
            <draw:text-box>
              <text:p><text:span text:style-name="T4">Specimen 3</text:span></text:p>
            </draw:text-box>
          </draw:frame>
          <draw:frame draw:style-name="gr15" draw:text-style-name="P13" draw:layer="layout" svg:width="2.122cm" svg:height="0.569cm" svg:x="9.28cm" svg:y="1.912cm">
            <draw:text-box>
              <text:p><text:span text:style-name="T4">Specimen 2</text:span></text:p>
            </draw:text-box>
          </draw:frame>
          <draw:frame draw:style-name="gr16" draw:text-style-name="P13" draw:layer="layout" svg:width="2.122cm" svg:height="0.887cm" svg:x="9.28cm" svg:y="4.296cm">
            <draw:text-box>
              <text:p><text:span text:style-name="T4">Specimen </text:span><text:span text:style-name="T5">N</text:span></text:p>
            </draw:text-box>
          </draw:frame>
          <draw:frame draw:style-name="gr17" draw:text-style-name="P14" draw:layer="layout" svg:width="5.153cm" svg:height="0.645cm" svg:x="2.309cm" svg:y="1.329cm">
            <draw:text-box>
              <text:p><text:span text:style-name="T6">M</text:span><text:span text:style-name="T6">u</text:span><text:span text:style-name="T6">l</text:span><text:span text:style-name="T6">t</text:span><text:span text:style-name="T6">i</text:span><text:span text:style-name="T6">-</text:span><text:span text:style-name="T6">m</text:span><text:span text:style-name="T6">o</text:span><text:span text:style-name="T6">d</text:span><text:span text:style-name="T6">a</text:span><text:span text:style-name="T6">l</text:span><text:span text:style-name="T6"> </text:span><text:span text:style-name="T6">a</text:span><text:span text:style-name="T6">c</text:span><text:span text:style-name="T6">q</text:span><text:span text:style-name="T6">u</text:span><text:span text:style-name="T6">i</text:span><text:span text:style-name="T6">s</text:span><text:span text:style-name="T6">i</text:span><text:span text:style-name="T6">t</text:span><text:span text:style-name="T6">i</text:span><text:span text:style-name="T6">o</text:span><text:span text:style-name="T6">n</text:span></text:p>
            </draw:text-box>
          </draw:frame>
          <draw:frame draw:style-name="gr15" draw:text-style-name="P13" draw:layer="layout" svg:width="2.122cm" svg:height="0.569cm" svg:x="2.517cm" svg:y="2.053cm">
            <draw:text-box>
              <text:p><text:span text:style-name="T4">M</text:span><text:span text:style-name="T4">o</text:span><text:span text:style-name="T4">d</text:span><text:span text:style-name="T4">a</text:span><text:span text:style-name="T4">l</text:span><text:span text:style-name="T4">i</text:span><text:span text:style-name="T4">t</text:span><text:span text:style-name="T4">i</text:span><text:span text:style-name="T4">e</text:span><text:span text:style-name="T4">s</text:span></text:p>
            </draw:text-box>
          </draw:frame>
          <draw:frame draw:style-name="gr15" draw:text-style-name="P13" draw:layer="layout" svg:width="0.909cm" svg:height="0.569cm" svg:x="8.736cm" svg:y="4.296cm">
            <draw:text-box>
              <text:p><text:span text:style-name="T4">...</text:span></text:p>
            </draw:text-box>
          </draw:frame>
          <draw:frame draw:style-name="gr18" draw:text-style-name="P16" draw:layer="layout" svg:width="2.425cm" svg:height="0.526cm" svg:x="10.592cm" svg:y="6.459cm">
            <draw:text-box>
              <text:p text:style-name="P15"><text:span text:style-name="T7">* E15.5 </text:span><text:span text:style-name="T7">illustrated</text:span></text:p>
            </draw:text-box>
          </draw:frame>
        </draw:g>
        <draw:connector draw:style-name="gr19" draw:text-style-name="P4" draw:layer="layout" draw:line-skew="-0.34cm" svg:x1="7.663cm" svg:y1="6.985cm" svg:x2="3.811cm" svg:y2="7.898cm" draw:start-shape="id1" draw:start-glue-point="2" draw:end-shape="id2" draw:end-glue-point="0" svg:d="M7663 6985v317h-3852v596" svg:viewBox="0 0 3853 914">
          <text:p/>
        </draw:connector>
        <draw:custom-shape draw:style-name="gr20" draw:text-style-name="P4" draw:layer="layout" svg:width="3.945cm" svg:height="2.895cm" draw:transform="skewX (-0.14172073526194) rotate (-0.0628318530717957) translate (8.996cm 9.0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4.719cm" svg:height="3.766cm" draw:transform="skewX (-0.14172073526194) rotate (-0.0628318530717957) translate (8.657cm 8.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5.727cm" svg:height="4.503cm" draw:transform="skewX (-0.14154620233674) rotate (-0.0628318530717957) translate (8.254cm 8.2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g draw:style-name="gr10">
            <draw:frame draw:style-name="gr11" draw:text-style-name="P4" draw:layer="layout" svg:width="1.516cm" svg:height="0.701cm" svg:x="7.397cm" svg:y="9.10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cm" svg:x="7.474cm" svg:y="9.17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7.549cm" svg:y="9.24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cm" svg:x="7.625cm" svg:y="9.31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01cm" svg:x="7.7cm" svg:y="9.383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6cm" svg:height="0.702cm" svg:x="7.51cm" svg:y="10.85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7.586cm" svg:y="10.92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cm" svg:x="7.662cm" svg:y="10.99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7.738cm" svg:y="11.06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01cm" svg:x="7.813cm" svg:y="11.134cm">
              <draw:image xlink:href="Pictures/1000000000000168000000B69B995DCC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5cm" svg:height="0.701cm" svg:x="12.293cm" svg:y="8.40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cm" svg:x="12.369cm" svg:y="8.47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12.444cm" svg:y="8.54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cm" svg:x="12.521cm" svg:y="8.61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01cm" svg:x="12.595cm" svg:y="8.688cm">
              <draw:image xlink:href="Pictures/1000000000000168000000B6D0AACDC4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6cm" svg:height="0.704cm" svg:x="12.948cm" svg:y="10.11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5cm" svg:x="13.025cm" svg:y="10.18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7cm" svg:height="0.705cm" svg:x="13.099cm" svg:y="10.25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4cm" svg:x="13.176cm" svg:y="10.326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04cm" svg:x="13.251cm" svg:y="10.391cm">
              <draw:image xlink:href="Pictures/1000000000000168000000B623B09E66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6cm" svg:height="0.7cm" svg:x="9.631cm" svg:y="12.23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4cm" svg:height="0.701cm" svg:x="9.708cm" svg:y="12.30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2cm" svg:x="9.783cm" svg:y="12.37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9.859cm" svg:y="12.44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cm" svg:x="9.934cm" svg:y="12.519cm">
              <draw:image xlink:href="Pictures/1000000000000168000000B6D0AACDC4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2.526cm" svg:height="1.174cm" svg:x="9.631cm" svg:y="9.62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525cm" svg:height="1.175cm" svg:x="9.758cm" svg:y="9.74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527cm" svg:height="1.174cm" svg:x="9.883cm" svg:y="9.86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525cm" svg:height="1.174cm" svg:x="10.011cm" svg:y="9.9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526cm" svg:height="1.174cm" svg:x="10.136cm" svg:y="10.088cm">
              <draw:image xlink:href="Pictures/1000000000000168000000B623B09E66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5cm" svg:height="0.701cm" svg:x="12.376cm" svg:y="12.00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12.452cm" svg:y="12.07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12.527cm" svg:y="12.14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cm" svg:x="12.603cm" svg:y="12.21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cm" svg:x="12.678cm" svg:y="12.283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</draw:g>
        <draw:frame draw:style-name="gr23" draw:text-style-name="P14" draw:layer="layout" svg:width="5.153cm" svg:height="1.039cm" svg:x="7.302cm" svg:y="7.849cm">
          <draw:text-box>
            <text:p><text:span text:style-name="T6">Multi-modal template </text:span><text:span text:style-name="T6">generation</text:span></text:p>
          </draw:text-box>
        </draw:frame>
        <draw:frame draw:style-name="gr11" draw:text-style-name="P4" draw:layer="layout" svg:width="1.168cm" svg:height="0.32cm" draw:transform="skewX (0.0343829862642885) rotate (-0.679805743651792) translate (12.361cm 11.151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79cm" svg:height="0.317cm" draw:transform="skewX (-0.0284488668075075) rotate (0.422195146057428) translate (9.133cm 11.50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66cm" svg:height="0.32cm" draw:transform="skewX (-0.0343829862642882) rotate (0.679631210726592) translate (11.639cm 9.842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5cm" svg:height="0.325cm" draw:transform="skewX (-0.0307177948351002) rotate (1.11997778100476) translate (10.667cm 12.336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78cm" svg:height="0.317cm" draw:transform="skewX (0.0284488668075076) rotate (-0.421497014356631) translate (9.162cm 9.7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86cm" svg:height="0.316cm" svg:x="12.178cm" svg:y="10.353cm">
          <draw:image xlink:href="Pictures/100000010000005E0000001AC4F355B4.png" xlink:type="simple" xlink:show="embed" xlink:actuate="onLoad" draw:mime-type="image/png">
            <text:p/>
          </draw:image>
        </draw:frame>
        <draw:g draw:style-name="gr10">
          <draw:path draw:style-name="gr24" draw:text-style-name="P4" draw:layer="layout" svg:width="13.524cm" svg:height="2.167cm" draw:transform="skewX (0.00366519142918809) rotate (0.00366519142918809) translate (0.768783693323016cm 22.9071957090495cm)" svg:viewBox="0 0 13525 2168" svg:d="M0 1661c2397 1770 5650-1661 6848-1661s3938 3229 6677 1412">
            <text:p/>
          </draw:path>
          <draw:path draw:style-name="gr24" draw:text-style-name="P4" draw:layer="layout" svg:width="13.524cm" svg:height="2.167cm" draw:transform="skewX (0.00366519142918809) rotate (0.00366519142918809) translate (0.939718327859656cm 23.1830949708025cm)" svg:viewBox="0 0 13525 2168" svg:d="M0 1661c2397 1770 5650-1661 6848-1661s3938 3229 6677 1412">
            <text:p/>
          </draw:path>
          <draw:path draw:style-name="gr24" draw:text-style-name="P4" draw:layer="layout" svg:width="13.524cm" svg:height="2.167cm" draw:transform="skewX (0.00366519142918809) rotate (0.00366519142918809) translate (1.1111921883727cm 23.563886947cm)" svg:viewBox="0 0 13525 2168" svg:d="M0 1661c2397 1770 5650-1661 6848-1661s3938 3229 6677 1412">
            <text:p/>
          </draw:path>
          <draw:path draw:style-name="gr24" draw:text-style-name="P4" draw:layer="layout" svg:width="13.524cm" svg:height="2.167cm" draw:transform="skewX (0.00366519142918809) rotate (0.00366519142918809) translate (1.2918328904856cm 23.914129692958cm)" svg:viewBox="0 0 13525 2168" svg:d="M0 1661c2397 1770 5650-1661 6848-1661s3938 3229 6677 1412">
            <text:p/>
          </draw:path>
        </draw:g>
        <draw:frame draw:style-name="gr11" draw:text-style-name="P4" draw:layer="layout" svg:width="2.007cm" svg:height="0.975cm" svg:x="0.769cm" svg:y="24.457cm">
          <draw:image xlink:href="Pictures/1000000100000168000000B622331750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3.197cm" svg:y="24.818cm">
          <draw:image xlink:href="Pictures/1000000100000168000000B6D391F347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4.975cm" svg:y="23.751cm">
          <draw:image xlink:href="Pictures/1000000100000168000000B6ED9FC09F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6.753cm" svg:y="22.666cm">
          <draw:image xlink:href="Pictures/1000000100000168000000B68A5791A5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8.884cm" svg:y="23.698cm">
          <draw:image xlink:href="Pictures/1000000100000168000000B6C7A31DC6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3cm" svg:x="10.556cm" svg:y="24.789cm">
          <draw:image xlink:href="Pictures/1000000100000168000000B6DB5141A7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12.792cm" svg:y="24.378cm">
          <draw:image xlink:href="Pictures/1000000100000168000000B62AC253E6.png" xlink:type="simple" xlink:show="embed" xlink:actuate="onLoad" draw:mime-type="image/png">
            <text:p/>
          </draw:image>
        </draw:frame>
        <draw:frame draw:style-name="gr25" draw:text-style-name="P14" draw:layer="layout" svg:width="5.687cm" svg:height="1.146cm" svg:x="0.435cm" svg:y="22.281cm">
          <draw:text-box>
            <text:p><text:span text:style-name="T6">Developmental </text:span><text:span text:style-name="T6">velocity </text:span></text:p>
            <text:p><text:span text:style-name="T6">flow model</text:span></text:p>
          </draw:text-box>
        </draw:frame>
        <draw:g draw:style-name="gr10">
          <draw:frame draw:style-name="gr26" draw:text-style-name="P4" draw:layer="layout" svg:width="1.819cm" svg:height="0.864cm" svg:x="1.276cm" svg:y="10.024cm">
            <draw:image xlink:href="Pictures/1000000000000168000000B6F20327E9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4.385cm" svg:y="10.024cm">
            <draw:image xlink:href="Pictures/1000000000000168000000B6C6332511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1.276cm" svg:y="10.903cm">
            <draw:image xlink:href="Pictures/1000000000000168000000B6403D52E8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4.385cm" svg:y="10.903cm">
            <draw:image xlink:href="Pictures/1000000000000168000000B616D40091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1.276cm" svg:y="9.144cm">
            <draw:image xlink:href="Pictures/1000000000000168000000B64C67D5C0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4.385cm" svg:y="9.144cm">
            <draw:image xlink:href="Pictures/1000000000000168000000B60D4CFE08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1.276cm" svg:y="11.783cm">
            <draw:image xlink:href="Pictures/1000000000000168000000B652812DA9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4.385cm" svg:y="11.783cm">
            <draw:image xlink:href="Pictures/1000000000000168000000B65081D3D0.jpg" xlink:type="simple" xlink:show="embed" xlink:actuate="onLoad" draw:mime-type="image/jpeg">
              <text:p/>
            </draw:image>
          </draw:frame>
          <draw:frame draw:style-name="gr27" draw:text-style-name="P14" draw:layer="layout" svg:width="5.153cm" svg:height="0.645cm" svg:x="0.635cm" svg:y="7.985cm">
            <draw:text-box>
              <text:p><text:span text:style-name="T6">Pre-</text:span><text:span text:style-name="T6">processing</text:span></text:p>
            </draw:text-box>
          </draw:frame>
          <draw:frame draw:style-name="gr28" draw:text-style-name="P18" draw:layer="layout" svg:width="4.564cm" svg:height="1.319cm" svg:x="0.793cm" svg:y="12.735cm">
            <draw:text-box>
              <text:p text:style-name="P6"><text:span text:style-name="T8">ants.n4_bias_fie</text:span><text:span text:style-name="T8">ld_correction</text:span></text:p>
              <text:p text:style-name="P6"><text:span text:style-name="T8">ants.denoise_ima</text:span><text:span text:style-name="T8">ge</text:span></text:p>
              <text:p text:style-name="P17"><text:span text:style-name="T8">antspynet.mouse_</text:span><text:span text:style-name="T8">brain_extraction</text:span></text:p>
            </draw:text-box>
          </draw:frame>
          <draw:frame draw:style-name="gr29" draw:text-style-name="P20" draw:layer="layout" svg:width="3.031cm" svg:height="0.593cm" svg:x="0.653cm" svg:y="8.469cm">
            <draw:text-box>
              <text:p text:style-name="P19"><text:span text:style-name="T4">N</text:span><text:span text:style-name="T4">4</text:span><text:span text:style-name="T4"> </text:span><text:span text:style-name="T4">+</text:span><text:span text:style-name="T4"> </text:span><text:span text:style-name="T4">d</text:span><text:span text:style-name="T4">e</text:span><text:span text:style-name="T4">n</text:span><text:span text:style-name="T4">o</text:span><text:span text:style-name="T4">i</text:span><text:span text:style-name="T4">s</text:span><text:span text:style-name="T4">e</text:span></text:p>
            </draw:text-box>
          </draw:frame>
          <draw:line draw:style-name="gr30" draw:text-style-name="P19" draw:layer="layout" svg:x1="3.74cm" svg:y1="8.577cm" svg:x2="3.74cm" svg:y2="12.664cm">
            <text:p/>
          </draw:line>
          <draw:frame draw:style-name="gr29" draw:text-style-name="P20" draw:layer="layout" svg:width="3.031cm" svg:height="0.593cm" svg:x="3.796cm" svg:y="8.469cm">
            <draw:text-box>
              <text:p text:style-name="P19"><text:span text:style-name="T4">B</text:span><text:span text:style-name="T4">r</text:span><text:span text:style-name="T4">a</text:span><text:span text:style-name="T4">i</text:span><text:span text:style-name="T4">n</text:span><text:span text:style-name="T4"> </text:span><text:span text:style-name="T4">e</text:span><text:span text:style-name="T4">x</text:span><text:span text:style-name="T4">t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/text:p>
            </draw:text-box>
          </draw:frame>
        </draw:g>
        <draw:frame draw:style-name="gr31" draw:text-style-name="P21" draw:layer="layout" svg:width="1.674cm" svg:height="0.678cm" svg:x="2.899cm" svg:y="24.725cm">
          <draw:text-box>
            <text:p text:style-name="P19"><text:span text:style-name="T9">E13.5</text:span></text:p>
          </draw:text-box>
        </draw:frame>
        <draw:frame draw:style-name="gr32" draw:text-style-name="P21" draw:layer="layout" svg:width="1.673cm" svg:height="0.679cm" svg:x="0.435cm" svg:y="24.355cm">
          <draw:text-box>
            <text:p text:style-name="P19"><text:span text:style-name="T9">E11.5</text:span></text:p>
          </draw:text-box>
        </draw:frame>
        <draw:frame draw:style-name="gr32" draw:text-style-name="P21" draw:layer="layout" svg:width="1.673cm" svg:height="0.679cm" svg:x="4.696cm" svg:y="23.656cm">
          <draw:text-box>
            <text:p text:style-name="P19"><text:span text:style-name="T9">E15.5</text:span></text:p>
          </draw:text-box>
        </draw:frame>
        <draw:frame draw:style-name="gr31" draw:text-style-name="P21" draw:layer="layout" svg:width="1.673cm" svg:height="0.678cm" svg:x="6.492cm" svg:y="22.541cm">
          <draw:text-box>
            <text:p text:style-name="P19"><text:span text:style-name="T9">E</text:span><text:span text:style-name="T9">1</text:span><text:span text:style-name="T9">8</text:span><text:span text:style-name="T9">.</text:span><text:span text:style-name="T9">5</text:span></text:p>
          </draw:text-box>
        </draw:frame>
        <draw:frame draw:style-name="gr32" draw:text-style-name="P21" draw:layer="layout" svg:width="1.673cm" svg:height="0.679cm" svg:x="8.463cm" svg:y="23.555cm">
          <draw:text-box>
            <text:p text:style-name="P19"><text:span text:style-name="T9">P</text:span><text:span text:style-name="T9">0</text:span><text:span text:style-name="T9">4</text:span></text:p>
          </draw:text-box>
        </draw:frame>
        <draw:frame draw:style-name="gr31" draw:text-style-name="P21" draw:layer="layout" svg:width="1.673cm" svg:height="0.678cm" svg:x="10.122cm" svg:y="24.671cm">
          <draw:text-box>
            <text:p text:style-name="P19"><text:span text:style-name="T9">P</text:span><text:span text:style-name="T9">1</text:span><text:span text:style-name="T9">4</text:span></text:p>
          </draw:text-box>
        </draw:frame>
        <draw:frame draw:style-name="gr32" draw:text-style-name="P21" draw:layer="layout" svg:width="1.673cm" svg:height="0.679cm" svg:x="12.317cm" svg:y="24.264cm">
          <draw:text-box>
            <text:p text:style-name="P19"><text:span text:style-name="T9">P56</text:span></text:p>
          </draw:text-box>
        </draw:frame>
        <draw:frame draw:style-name="gr33" draw:text-style-name="P7" draw:layer="layout" svg:width="6.72cm" svg:height="1.092cm" svg:x="0.527cm" svg:y="26.313cm">
          <draw:text-box>
            <text:p text:style-name="P6"><text:span text:style-name="T1">a</text:span><text:span text:style-name="T1">n</text:span><text:span text:style-name="T1">t</text:span><text:span text:style-name="T1">s</text:span><text:span text:style-name="T1">.</text:span><text:span text:style-name="T1">f</text:span><text:span text:style-name="T1">i</text:span><text:span text:style-name="T1">t</text:span><text:span text:style-name="T1">_</text:span><text:span text:style-name="T1">t</text:span><text:span text:style-name="T1">i</text:span><text:span text:style-name="T1">m</text:span><text:span text:style-name="T1">e</text:span><text:span text:style-name="T1">_</text:span><text:span text:style-name="T1">v</text:span><text:span text:style-name="T1">a</text:span><text:span text:style-name="T1">r</text:span><text:span text:style-name="T1">y</text:span><text:span text:style-name="T1">i</text:span><text:span text:style-name="T1">n</text:span><text:span text:style-name="T1">g</text:span><text:span text:style-name="T1">_</text:span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_</text:span><text:span text:style-name="T1">t</text:span><text:span text:style-name="T1">o</text:span><text:span text:style-name="T1">_</text:span><text:span text:style-name="T1">p</text:span><text:span text:style-name="T1">o</text:span><text:span text:style-name="T1">i</text:span><text:span text:style-name="T1">n</text:span><text:span text:style-name="T1">t</text:span><text:span text:style-name="T1">_</text:span><text:span text:style-name="T1">s</text:span><text:span text:style-name="T1">e</text:span><text:span text:style-name="T1">t</text:span><text:span text:style-name="T1">s</text:span></text:p>
            <text:p text:style-name="P6"><text:span text:style-name="T1">a</text:span><text:span text:style-name="T1">n</text:span><text:span text:style-name="T1">t</text:span><text:span text:style-name="T1">s</text:span><text:span text:style-name="T1">.</text:span><text:span text:style-name="T1">i</text:span><text:span text:style-name="T1">n</text:span><text:span text:style-name="T1">t</text:span><text:span text:style-name="T1">e</text:span><text:span text:style-name="T1">g</text:span><text:span text:style-name="T1">r</text:span><text:span text:style-name="T1">a</text:span><text:span text:style-name="T1">t</text:span><text:span text:style-name="T1">e</text:span><text:span text:style-name="T1">_</text:span><text:span text:style-name="T1">v</text:span><text:span text:style-name="T1">e</text:span><text:span text:style-name="T1">l</text:span><text:span text:style-name="T1">o</text:span><text:span text:style-name="T1">c</text:span><text:span text:style-name="T1">i</text:span><text:span text:style-name="T1">t</text:span><text:span text:style-name="T1">y</text:span><text:span text:style-name="T1">_</text:span><text:span text:style-name="T1">f</text:span><text:span text:style-name="T1">i</text:span><text:span text:style-name="T1">e</text:span><text:span text:style-name="T1">l</text:span><text:span text:style-name="T1">d</text:span></text:p>
            <text:p text:style-name="P6"><text:span text:style-name="T1"/></text:p>
          </draw:text-box>
        </draw:frame>
        <draw:custom-shape draw:style-name="gr34" draw:text-style-name="P22" draw:layer="layout" svg:width="14.705cm" svg:height="6.075cm" svg:x="0.535cm" svg:y="15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4" draw:layer="layout" svg:width="5.92cm" svg:height="1.313cm" svg:x="0.446cm" svg:y="15.894cm">
          <draw:text-box>
            <text:p><text:span text:style-name="T6">T</text:span><text:span text:style-name="T6">e</text:span><text:span text:style-name="T6">m</text:span><text:span text:style-name="T6">p</text:span><text:span text:style-name="T6">l</text:span><text:span text:style-name="T6">a</text:span><text:span text:style-name="T6">t</text:span><text:span text:style-name="T6">e</text:span><text:span text:style-name="T6"> </text:span><text:span text:style-name="T6">g</text:span><text:span text:style-name="T6">e</text:span><text:span text:style-name="T6">n</text:span><text:span text:style-name="T6">e</text:span><text:span text:style-name="T6">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</text:span><text:span text:style-name="T6">i</text:span><text:span text:style-name="T6">o</text:span><text:span text:style-name="T6">n</text:span></text:p>
            <text:p><text:span text:style-name="T6">m</text:span><text:span text:style-name="T6">a</text:span><text:span text:style-name="T6">p</text:span><text:span text:style-name="T6">p</text:span><text:span text:style-name="T6">i</text:span><text:span text:style-name="T6">n</text:span><text:span text:style-name="T6">g</text:span></text:p>
          </draw:text-box>
        </draw:frame>
        <draw:frame draw:style-name="gr36" draw:text-style-name="P7" draw:layer="layout" svg:width="6.369cm" svg:height="1.25cm" svg:x="0.557cm" svg:y="20.996cm">
          <draw:text-box>
            <text:p text:style-name="P6"><text:span text:style-name="T1">a</text:span><text:span text:style-name="T1">n</text:span><text:span text:style-name="T1">t</text:span><text:span text:style-name="T1">s</text:span><text:span text:style-name="T1">.</text:span><text:span text:style-name="T1">r</text:span><text:span text:style-name="T1">e</text:span><text:span text:style-name="T1">g</text:span><text:span text:style-name="T1">i</text:span><text:span text:style-name="T1">s</text:span><text:span text:style-name="T1">t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  <text:p text:style-name="P6"><text:span text:style-name="T1">a</text:span><text:span text:style-name="T1">n</text:span><text:span text:style-name="T1">t</text:span><text:span text:style-name="T1">s</text:span><text:span text:style-name="T1">.</text:span><text:span text:style-name="T1">a</text:span><text:span text:style-name="T1">p</text:span><text:span text:style-name="T1">p</text:span><text:span text:style-name="T1">l</text:span><text:span text:style-name="T1">y</text:span><text:span text:style-name="T1">_</text:span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s</text:span></text:p>
            <text:p text:style-name="P6"><text:span text:style-name="T1">a</text:span><text:span text:style-name="T1">n</text:span><text:span text:style-name="T1">t</text:span><text:span text:style-name="T1">s</text:span><text:span text:style-name="T1">.</text:span><text:span text:style-name="T1">f</text:span><text:span text:style-name="T1">i</text:span><text:span text:style-name="T1">t</text:span><text:span text:style-name="T1">_</text:span><text:span text:style-name="T1">b</text:span><text:span text:style-name="T1">s</text:span><text:span text:style-name="T1">p</text:span><text:span text:style-name="T1">l</text:span><text:span text:style-name="T1">i</text:span><text:span text:style-name="T1">n</text:span><text:span text:style-name="T1">e</text:span><text:span text:style-name="T1">_</text:span><text:span text:style-name="T1">o</text:span><text:span text:style-name="T1">b</text:span><text:span text:style-name="T1">j</text:span><text:span text:style-name="T1">e</text:span><text:span text:style-name="T1">c</text:span><text:span text:style-name="T1">t</text:span><text:span text:style-name="T1">_</text:span><text:span text:style-name="T1">t</text:span><text:span text:style-name="T1">o</text:span><text:span text:style-name="T1">_</text:span><text:span text:style-name="T1">s</text:span><text:span text:style-name="T1">c</text:span><text:span text:style-name="T1">a</text:span><text:span text:style-name="T1">t</text:span><text:span text:style-name="T1">t</text:span><text:span text:style-name="T1">e</text:span><text:span text:style-name="T1">r</text:span><text:span text:style-name="T1">e</text:span><text:span text:style-name="T1">d</text:span><text:span text:style-name="T1">_</text:span><text:span text:style-name="T1">d</text:span><text:span text:style-name="T1">a</text:span><text:span text:style-name="T1">t</text:span><text:span text:style-name="T1">a</text:span></text:p>
          </draw:text-box>
        </draw:frame>
        <draw:custom-shape draw:style-name="gr37" draw:text-style-name="P24" draw:layer="layout" svg:width="5.398cm" svg:height="0.953cm" svg:x="0.852cm" svg:y="0.117cm">
          <text:p text:style-name="P23"><text:span text:style-name="T10">Template gen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4" draw:layer="layout" svg:width="7.62cm" svg:height="1.052cm" svg:x="0.917cm" svg:y="14.64cm">
          <text:p text:style-name="P23"><text:span text:style-name="T10">Template-based 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5" xml:id="id5" draw:id="id5" draw:layer="layout" svg:width="2.552cm" svg:height="4.304cm" svg:x="5.172cm" svg:y="16.8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0">
          <draw:frame draw:style-name="gr11" draw:text-style-name="P4" draw:layer="layout" svg:width="1.182cm" svg:height="1.204cm" svg:x="6.456cm" svg:y="19.751cm">
            <draw:image xlink:href="Pictures/100000010000050C000004FCD50D5729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6cm" svg:x="6.456cm" svg:y="18.545cm">
            <draw:image xlink:href="Pictures/100000010000050C000004FC147CC588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4cm" svg:x="6.456cm" svg:y="17.341cm">
            <draw:image xlink:href="Pictures/100000010000050C000004FC881CD646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4cm" svg:x="5.258cm" svg:y="19.751cm">
            <draw:image xlink:href="Pictures/100000010000050C000004FC4DE1639D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6cm" svg:x="5.258cm" svg:y="18.545cm">
            <draw:image xlink:href="Pictures/100000010000050C000004FC4BA4D741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4cm" svg:x="5.258cm" svg:y="17.341cm">
            <draw:image xlink:href="Pictures/100000010000050C000004FCDB7D9987.png" xlink:type="simple" xlink:show="embed" xlink:actuate="onLoad" draw:mime-type="image/png">
              <text:p/>
            </draw:image>
          </draw:frame>
        </draw:g>
        <draw:frame draw:style-name="gr40" draw:text-style-name="P26" draw:layer="layout" svg:width="2.802cm" svg:height="0.719cm" svg:x="4.967cm" svg:y="16.688cm">
          <draw:text-box>
            <text:p><text:span text:style-name="T11">B</text:span><text:span text:style-name="T11">-</text:span><text:span text:style-name="T11">s</text:span><text:span text:style-name="T11">p</text:span><text:span text:style-name="T11">l</text:span><text:span text:style-name="T11">i</text:span><text:span text:style-name="T11">n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p</text:span><text:span text:style-name="T11">.</text:span></text:p>
          </draw:text-box>
        </draw:frame>
        <draw:line draw:style-name="gr41" draw:text-style-name="P4" draw:layer="layout" svg:x1="5.547cm" svg:y1="18.546cm" svg:x2="7.371cm" svg:y2="18.546cm">
          <text:p/>
        </draw:line>
        <draw:custom-shape draw:style-name="gr42" draw:text-style-name="P25" xml:id="id4" draw:id="id4" draw:layer="layout" svg:width="1.502cm" svg:height="3.501cm" svg:x="3.098cm" svg:y="17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0">
          <draw:frame draw:style-name="gr43" draw:text-style-name="P26" draw:layer="layout" svg:width="1.343cm" svg:height="0.72cm" svg:x="2.895cm" svg:y="17.073cm">
            <draw:text-box>
              <text:p><text:span text:style-name="T11">Invert</text:span></text:p>
            </draw:text-box>
          </draw:frame>
        </draw:g>
        <draw:frame draw:style-name="gr11" draw:text-style-name="P4" draw:layer="layout" svg:width="1.284cm" svg:height="1.605cm" svg:x="3.206cm" svg:y="17.725cm">
          <draw:image xlink:href="Pictures/100000010000048E000004FC1ED07130.png" xlink:type="simple" xlink:show="embed" xlink:actuate="onLoad" draw:mime-type="image/png">
            <text:p/>
          </draw:image>
        </draw:frame>
        <draw:frame draw:style-name="gr11" draw:text-style-name="P4" draw:layer="layout" svg:width="1.313cm" svg:height="1.189cm" svg:x="3.192cm" svg:y="19.364cm">
          <draw:image xlink:href="Pictures/10000001000005E8000004FCD3431104.png" xlink:type="simple" xlink:show="embed" xlink:actuate="onLoad" draw:mime-type="image/png">
            <text:p/>
          </draw:image>
        </draw:frame>
        <draw:custom-shape draw:style-name="gr44" draw:text-style-name="P25" xml:id="id3" draw:id="id3" draw:layer="layout" svg:width="1.501cm" svg:height="3.501cm" svg:x="0.995cm" svg:y="17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1.314cm" svg:height="1.605cm" svg:x="1.078cm" svg:y="17.725cm">
          <draw:image xlink:href="Pictures/100000010000048E000004FC2550DA1D.png" xlink:type="simple" xlink:show="embed" xlink:actuate="onLoad" draw:mime-type="image/png">
            <text:p/>
          </draw:image>
        </draw:frame>
        <draw:frame draw:style-name="gr11" draw:text-style-name="P4" draw:layer="layout" svg:width="1.314cm" svg:height="1.189cm" svg:x="1.078cm" svg:y="19.364cm">
          <draw:image xlink:href="Pictures/10000001000005E8000004FC6CBBEF3D.png" xlink:type="simple" xlink:show="embed" xlink:actuate="onLoad" draw:mime-type="image/png">
            <text:p/>
          </draw:image>
        </draw:frame>
        <draw:g draw:style-name="gr10">
          <draw:frame draw:style-name="gr45" draw:text-style-name="P26" draw:layer="layout" svg:width="1.721cm" svg:height="0.753cm" svg:x="0.769cm" svg:y="17.073cm">
            <draw:text-box>
              <text:p><text:span text:style-name="T11">Original</text:span></text:p>
            </draw:text-box>
          </draw:frame>
        </draw:g>
        <draw:connector draw:style-name="gr46" draw:text-style-name="P4" draw:layer="layout" svg:x1="2.496cm" svg:y1="18.984cm" svg:x2="3.098cm" svg:y2="18.984cm" draw:start-shape="id3" draw:start-glue-point="1" draw:end-shape="id4" draw:end-glue-point="3" svg:d="M2496 18984h602" svg:viewBox="0 0 603 1">
          <text:p/>
        </draw:connector>
        <draw:connector draw:style-name="gr46" draw:text-style-name="P4" draw:layer="layout" svg:x1="4.6cm" svg:y1="18.984cm" svg:x2="5.172cm" svg:y2="18.984cm" draw:start-shape="id4" draw:start-glue-point="1" draw:end-shape="id5" draw:end-glue-point="3" svg:d="M4600 18984h572" svg:viewBox="0 0 573 1">
          <text:p/>
        </draw:connector>
        <draw:frame draw:style-name="gr47" draw:text-style-name="P21" draw:layer="layout" svg:width="1.741cm" svg:height="0.777cm" svg:x="9.156cm" svg:y="18.97cm">
          <draw:text-box>
            <text:p text:style-name="P19"><text:span text:style-name="T9">E13.5</text:span></text:p>
          </draw:text-box>
        </draw:frame>
        <draw:custom-shape draw:style-name="gr48" draw:text-style-name="P25" xml:id="id6" draw:id="id6" draw:layer="layout" svg:width="6.245cm" svg:height="5.619cm" svg:x="8.526cm" svg:y="1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2.189cm" svg:height="2.409cm" svg:x="9.446cm" svg:y="19.096cm">
          <draw:image xlink:href="Pictures/10000001000005440000053C72F1B406.png" xlink:type="simple" xlink:show="embed" xlink:actuate="onLoad" draw:mime-type="image/png">
            <text:p/>
          </draw:image>
        </draw:frame>
        <draw:frame draw:style-name="gr11" draw:text-style-name="P4" draw:layer="layout" svg:width="2.188cm" svg:height="2.409cm" svg:x="9.479cm" svg:y="16.412cm">
          <draw:image xlink:href="Pictures/10000001000005440000053C8B14D7FD.png" xlink:type="simple" xlink:show="embed" xlink:actuate="onLoad" draw:mime-type="image/png">
            <text:p/>
          </draw:image>
        </draw:frame>
        <draw:frame draw:style-name="gr11" draw:text-style-name="P4" draw:layer="layout" svg:width="2.188cm" svg:height="2.409cm" svg:x="12.397cm" svg:y="16.412cm">
          <draw:image xlink:href="Pictures/10000001000005440000053CA3E0EDCC.png" xlink:type="simple" xlink:show="embed" xlink:actuate="onLoad" draw:mime-type="image/png">
            <text:p/>
          </draw:image>
        </draw:frame>
        <draw:frame draw:style-name="gr49" draw:text-style-name="P27" draw:layer="layout" svg:width="2.425cm" svg:height="0.843cm" draw:transform="rotate (1.5707963267949) translate (11.783cm 21.378cm)">
          <draw:text-box>
            <text:p text:style-name="P19"><text:span text:style-name="T4">Gene A</text:span></text:p>
          </draw:text-box>
        </draw:frame>
        <draw:frame draw:style-name="gr49" draw:text-style-name="P27" draw:layer="layout" svg:width="2.425cm" svg:height="0.843cm" draw:transform="rotate (1.5707963267949) translate (11.782cm 18.837cm)">
          <draw:text-box>
            <text:p text:style-name="P19"><text:span text:style-name="T4">Gene B</text:span></text:p>
          </draw:text-box>
        </draw:frame>
        <draw:frame draw:style-name="gr50" draw:text-style-name="P27" draw:layer="layout" svg:width="2.425cm" svg:height="1.019cm" draw:transform="rotate (1.5707963267949) translate (8.521cm 18.837cm)">
          <draw:text-box>
            <text:p text:style-name="P19"><text:span text:style-name="T4">M</text:span><text:span text:style-name="T4">a</text:span><text:span text:style-name="T4">p</text:span><text:span text:style-name="T4">p</text:span><text:span text:style-name="T4">e</text:span><text:span text:style-name="T4">d</text:span></text:p>
            <text:p text:style-name="P19"><text:span text:style-name="T4">h</text:span><text:span text:style-name="T4">i</text:span><text:span text:style-name="T4">s</text:span><text:span text:style-name="T4">t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11" draw:text-style-name="P4" draw:layer="layout" svg:width="2.188cm" svg:height="2.409cm" svg:x="12.397cm" svg:y="19.096cm">
          <draw:image xlink:href="Pictures/10000001000005440000053C3759F6F3.png" xlink:type="simple" xlink:show="embed" xlink:actuate="onLoad" draw:mime-type="image/png">
            <text:p/>
          </draw:image>
        </draw:frame>
        <draw:frame draw:style-name="gr51" draw:text-style-name="P27" draw:layer="layout" svg:width="2.684cm" svg:height="0.83cm" draw:transform="rotate (1.5707963267949) translate (8.859cm 21.631cm)">
          <draw:text-box>
            <text:p text:style-name="P19"><text:span text:style-name="T4">F</text:span><text:span text:style-name="T4">A</text:span><text:span text:style-name="T4"> </text:span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</text:span></text:p>
          </draw:text-box>
        </draw:frame>
        <draw:frame draw:style-name="gr11" draw:text-style-name="P4" draw:layer="layout" svg:width="1.354cm" svg:height="0.401cm" draw:transform="skewX (-0.0249582083035189) translate (7.426cm 19.833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2cm" svg:height="0.349cm" draw:transform="skewX (-0.0286233997327069) rotate (0.436157780073383) translate (6.571cm 24.703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1cm" svg:height="0.35cm" draw:transform="skewX (-0.028623399732707) rotate (0.349240383324065) translate (3.806cm 26.189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1cm" svg:height="0.35cm" draw:transform="skewX (-0.0256563400043166) rotate (-0.435459648372585) translate (1.004cm 25.524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1cm" svg:height="0.35cm" draw:transform="skewX (-0.0314159265358979) rotate (-0.610516172347616) translate (9.303cm 24.729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1cm" svg:height="0.35cm" draw:transform="skewX (-0.028623399732707) translate (12.347cm 25.898cm)">
          <draw:image xlink:href="Pictures/100000010000005E0000001AC4F355B4.png" xlink:type="simple" xlink:show="embed" xlink:actuate="onLoad" draw:mime-type="image/png">
            <text:p/>
          </draw:image>
        </draw:frame>
        <draw:connector draw:style-name="gr46" draw:text-style-name="P4" draw:layer="layout" svg:x1="7.724cm" svg:y1="18.984cm" svg:x2="8.526cm" svg:y2="18.984cm" draw:start-shape="id5" draw:start-glue-point="1" draw:end-shape="id6" draw:end-glue-point="3" svg:d="M7724 18984h802" svg:viewBox="0 0 803 1">
          <text:p/>
        </draw:connector>
        <draw:line draw:style-name="gr52" draw:text-style-name="P4" draw:layer="layout" svg:x1="6.985cm" svg:y1="11.112cm" svg:x2="7.302cm" svg:y2="11.11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1131 754" svg:d="M566 0l-566 754 114-85 136-68 148-46 161-17 161 13 153 46 140 68 118 89z"/>
    <draw:marker draw:name="Arrowheads_20_6" draw:display-name="Arrowheads 6" svg:viewBox="0 0 1131 754" svg:d="M566 0l-566 754 114-85 136-68 148-46 161-17 161 13 153 46 140 68 118 89z"/>
    <draw:marker draw:name="Arrowheads_20_7" draw:display-name="Arrowheads 7" svg:viewBox="0 0 20 20" svg:d="M0 20l10-20 10 20z"/>
    <draw:marker draw:name="Arrowheads_20_8" draw:display-name="Arrowheads 8" svg:viewBox="0 826 1131 754" svg:d="M566 826l-566 754 114-85 136-68 148-46 161-17 161 13 153 46 140 68 118 89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shadow="visible" draw:shadow-offset-x="0.203cm" draw:shadow-offset-y="0.203cm" loext:shadow-blur="0.35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07:28:22.482584014</meta:creation-date>
    <dc:date>2023-12-08T17:25:27.345763016</dc:date>
    <meta:editing-duration>PT8H49M</meta:editing-duration>
    <meta:editing-cycles>29</meta:editing-cycles>
    <meta:generator>LibreOffice/7.6.4.1$MacOSX_X86_64 LibreOffice_project/e19e193f88cd6c0525a17fb7a176ed8e6a3e2aa1</meta:generator>
    <meta:print-date>2023-12-08T17:26:11.924155557</meta:print-date>
    <meta:printed-by>PDF files</meta:printed-by>
    <meta:document-statistic meta:object-count="190"/>
  </office:meta>
</office:document-meta>
</file>